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1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azanami Gothic" svg:font-family="'Sazanami Gothi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list-style-name="WWNum2" style:master-page-name="Standard">
      <style:paragraph-properties style:page-number="auto"/>
      <style:text-properties officeooo:rsid="000a21c5" officeooo:paragraph-rsid="000a21c5"/>
    </style:style>
    <style:style style:name="P2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3" style:family="paragraph" style:parent-style-name="Heading_20_1" style:list-style-name="WWNum2">
      <style:paragraph-properties fo:margin-left="0.76cm" fo:margin-right="0cm" fo:text-indent="-0.76cm" style:auto-text-indent="false"/>
    </style:style>
    <style:style style:name="P4" style:family="paragraph" style:parent-style-name="List_20_Paragraph" style:list-style-name="WWNum8"/>
    <style:style style:name="P5" style:family="paragraph" style:parent-style-name="List_20_Paragraph" style:list-style-name="WWNum6"/>
    <style:style style:name="P6" style:family="paragraph" style:parent-style-name="List_20_Paragraph" style:list-style-name="WWNum4"/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officeooo:rsid="000a21c5"/>
    </style:style>
    <style:style style:name="T2" style:family="text">
      <style:text-properties officeooo:rsid="000a6184"/>
    </style:style>
    <style:style style:name="T3" style:family="text">
      <style:text-properties officeooo:rsid="000c175c"/>
    </style:style>
    <style:style style:name="T4" style:family="text">
      <style:text-properties officeooo:rsid="000e1568"/>
    </style:style>
    <style:style style:name="T5" style:family="text">
      <style:text-properties officeooo:rsid="000fd6b7"/>
    </style:style>
    <style:style style:name="T6" style:family="text">
      <style:text-properties officeooo:rsid="001142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64984449" text:style-name="WWNum2">
        <text:list-header>
          <text:p text:style-name="P1">Directory Compare</text:p>
        </text:list-header>
        <text:list-item>
          <text:h text:style-name="P3" text:outline-level="1">Calculate hashes (read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alculates hashes for all the files from the specified <text:span text:style-name="Inline_20_Code">&lt;source-path&gt;</text:span> and all its children.</text:p>
      <text:list xml:id="list185713401321084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read-disk &lt;source-path&gt; &lt;destination-json-file&gt; &lt;blacklist-file&gt;</text:p>
      <text:p text:style-name="Standard"><text:span text:style-name="Inline_20_Code">&lt;source-path&gt;</text:span></text:p>
      <text:list xml:id="list3152068119" text:style-name="WWNum8">
        <text:list-item>
          <text:p text:style-name="P4">Mandatory</text:p>
        </text:list-item>
        <text:list-item>
          <text:p text:style-name="P4"><text:bookmark text:name="_GoBack"/>Possible values: path of a directory on disk</text:p>
        </text:list-item>
      </text:list>
      <text:p text:style-name="Standard"><text:span text:style-name="Inline_20_Code">&lt;destination-json-file&gt;</text:span></text:p>
      <text:list xml:id="list185714602437631" text:continue-numbering="true" text:style-name="WWNum8">
        <text:list-item>
          <text:p text:style-name="P4">Mandatory</text:p>
        </text:list-item>
        <text:list-item>
          <text:p text:style-name="P4">Possible values: path of a file on disk</text:p>
        </text:list-item>
        <text:list-item>
          <text:p text:style-name="P4">In this file will be written the resulted hashes.</text:p>
        </text:list-item>
        <text:list-item>
          <text:p text:style-name="P4">If the file already exists on disk, it will be overwritten.</text:p>
        </text:list-item>
      </text:list>
      <text:p text:style-name="Standard"><text:span text:style-name="Inline_20_Code">&lt;blacklist-file&gt;</text:span></text:p>
      <text:list xml:id="list185713952353186" text:continue-numbering="true" text:style-name="WWNum8">
        <text:list-item>
          <text:p text:style-name="P4">Optional</text:p>
        </text:list-item>
        <text:list-item>
          <text:p text:style-name="P4">Possible values: path of a file on disk</text:p>
        </text:list-item>
        <text:list-item>
          <text:p text:style-name="P4">A file that contains a list of paths that should be ignored.</text:p>
        </text:list-item>
      </text:list>
      <text:list xml:id="list185713060723502" text:continue-list="list185713401321084" text:style-name="WWNum2">
        <text:list-item>
          <text:list>
            <text:list-item>
              <text:h text:style-name="P2" text:outline-level="2">Example</text:h>
            </text:list-item>
          </text:list>
        </text:list-item>
      </text:list>
      <text:p text:style-name="Standard">Windows:</text:p>
      <text:p text:style-name="Code">read-disk d:\Pictures pictures.json</text:p>
      <text:p text:style-name="Standard">Linux:</text:p>
      <text:p text:style-name="Code">read-disk /media/Totoro/Pictures pictures.json</text:p>
      <text:list xml:id="list185712899204288" text:continue-numbering="true" text:style-name="WWNum2">
        <text:list-item>
          <text:h text:style-name="P3" text:outline-level="1">Display a hash file (<text:span text:style-name="T5">view</text:span>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Opens the specified hashes file and displays its content.</text:p>
      <text:list xml:id="list185713250072475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read-file &lt;json-file&gt;</text:p>
      <text:list xml:id="list185713809601720" text:continue-numbering="true" text:style-name="WWNum2">
        <text:list-item>
          <text:list>
            <text:list-item>
              <text:h text:style-name="P2" text:outline-level="2">Example</text:h>
            </text:list-item>
          </text:list>
        </text:list-item>
      </text:list>
      <text:p text:style-name="Standard">Windows:</text:p>
      <text:p text:style-name="Code">read-file d:\disk-hashes\pictures.json</text:p>
      <text:p text:style-name="Standard">Linux:</text:p>
      <text:p text:style-name="Code">read-file /home/user/disk-hashes/pictures.json</text:p>
      <text:list xml:id="list185714602067267" text:continue-numbering="true" text:style-name="WWNum2">
        <text:list-item>
          <text:h text:style-name="P3" text:outline-level="1">Compare disk with hash file? (<text:span text:style-name="T6">check</text:span>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ompares the specified &lt;disk-path&gt; with the data stored in the &lt;json-file&gt; and displays the differences.</text:p>
      <text:list xml:id="list185713884765659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verify-disk &lt;disk-path&gt; &lt;json-file&gt;</text:p>
      <text:list xml:id="list185712954766777" text:continue-numbering="true" text:style-name="WWNum2">
        <text:list-item>
          <text:list>
            <text:list-item>
              <text:h text:style-name="P2" text:outline-level="2">Example</text:h>
            </text:list-item>
          </text:list>
        </text:list-item>
      </text:list>
      <text:p text:style-name="Standard">Windows:</text:p>
      <text:p text:style-name="Code">verify-disk d:\Pictures pictures.json</text:p>
      <text:p text:style-name="Standard">Linux:</text:p>
      <text:p text:style-name="Code">verify-disk /media/Totoro/Pictures pictures.json</text:p>
      <text:list xml:id="list185713629233843" text:continue-numbering="true" text:style-name="WWNum2">
        <text:list-item>
          <text:h text:style-name="P3" text:outline-level="1">Compare two paths (compare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ompares two paths and displays the difference.</text:p>
      <text:list xml:id="list185714041017273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compare-disks &lt;path1&gt; &lt;path2&gt;</text:p>
      <text:list xml:id="list185713829072469" text:continue-numbering="true" text:style-name="WWNum2">
        <text:list-item>
          <text:h text:style-name="P3" text:outline-level="1">Compare the files from two hash files (compare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ompares the content of two hash files.</text:p>
      <text:list xml:id="list185713853615015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compare-files &lt;json-file-1&gt; &lt;json-file-2&gt; &lt;results-directory&gt;</text:p>
      <text:p text:style-name="Standard"><text:span text:style-name="Inline_20_Code">&lt;json-file-1&gt;</text:span></text:p>
      <text:list xml:id="list185713602465561" text:continue-list="list185713952353186" text:style-name="WWNum8">
        <text:list-item>
          <text:p text:style-name="P4">Mandatory</text:p>
        </text:list-item>
        <text:list-item>
          <text:p text:style-name="P4">Possible values: path of a file on disk</text:p>
        </text:list-item>
      </text:list>
      <text:p text:style-name="Standard"><text:span text:style-name="Inline_20_Code">&lt;json-file-2&gt;</text:span></text:p>
      <text:list xml:id="list185712898547912" text:continue-numbering="true" text:style-name="WWNum8">
        <text:list-item>
          <text:p text:style-name="P4">Mandatory</text:p>
        </text:list-item>
        <text:list-item>
          <text:p text:style-name="P4">Possible values: path of a file on disk</text:p>
        </text:list-item>
      </text:list>
      <text:p text:style-name="Standard"><text:span text:style-name="Inline_20_Code">&lt;results-directory&gt;</text:span></text:p>
      <text:list xml:id="list185712728823482" text:continue-numbering="true" text:style-name="WWNum8">
        <text:list-item>
          <text:p text:style-name="P4">Optional</text:p>
        </text:list-item>
        <text:list-item>
          <text:p text:style-name="P4">Possible values: path of a directory on disk</text:p>
        </text:list-item>
        <text:list-item>
          <text:p text:style-name="P4">Default value: null</text:p>
        </text:list-item>
        <text:list-item>
          <text:p text:style-name="P4">This is the parent directory in which a “results” directory is created.</text:p>
        </text:list-item>
        <text:list-item>
          <text:p text:style-name="P4">If this parameter is not provided, the results are displayed in the console.</text:p>
        </text:list-item>
      </text:list>
      <text:list xml:id="list185712772004033" text:continue-list="list185713853615015" text:style-name="WWNum2">
        <text:list-item>
          <text:h text:style-name="P3" text:outline-level="1">Display duplicate files (find-duplicates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ompares the content of two hash files and displays the duplicate files.</text:p>
      <text:list xml:id="list185714475075370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find-duplicates &lt;json-file-left&gt; &lt;json-file-right&gt; &lt;check-if-files-exists&gt;</text:p>
      <text:p text:style-name="Standard"><text:span text:style-name="Inline_20_Code">&lt;json-file-left&gt;</text:span></text:p>
      <text:list xml:id="list185713792226123" text:continue-list="list185712728823482" text:style-name="WWNum8">
        <text:list-item>
          <text:p text:style-name="P4">Mandatory</text:p>
        </text:list-item>
        <text:list-item>
          <text:p text:style-name="P4">Possible values: path of a file on disk</text:p>
        </text:list-item>
      </text:list>
      <text:p text:style-name="Standard"><text:span text:style-name="Inline_20_Code">&lt;json-file-right&gt;</text:span></text:p>
      <text:list xml:id="list3157046327" text:style-name="WWNum6">
        <text:list-item>
          <text:p text:style-name="P5">Optional </text:p>
        </text:list-item>
        <text:list-item>
          <text:p text:style-name="P5">Possible values: path of a file on disk</text:p>
        </text:list-item>
        <text:list-item>
          <text:p text:style-name="P5">Default value: null</text:p>
        </text:list-item>
        <text:list-item>
          <text:p text:style-name="P5">If the hashes right file is not provided, the algorithm searches for duplicates only in the left hashes file.</text:p>
        </text:list-item>
      </text:list>
      <text:p text:style-name="Standard"><text:span text:style-name="Inline_20_Code">&lt;check-if-files-exists&gt;</text:span></text:p>
      <text:list xml:id="list2027577063" text:style-name="WWNum4">
        <text:list-item>
          <text:p text:style-name="P6">Optional</text:p>
        </text:list-item>
        <text:list-item>
          <text:p text:style-name="P6">Possible values: “true” or “false”</text:p>
        </text:list-item>
        <text:list-item>
          <text:p text:style-name="P6">Default value: “false”</text:p>
        </text:list-item>
        <text:list-item>
          <text:p text:style-name="P6">If it is provided, considers two files with the same hash to be duplicates only if they still exist on the disk.</text:p>
        </text:list-item>
      </text:list>
      <text:list xml:id="list185713339078948" text:continue-list="list185714475075370" text:style-name="WWNum2">
        <text:list-item>
          <text:h text:style-name="P3" text:outline-level="1">Removes the duplicate files (remove-duplicates)</text:h>
          <text:list>
            <text:list-item>
              <text:h text:style-name="P2" text:outline-level="2">Description</text:h>
            </text:list-item>
          </text:list>
        </text:list-item>
      </text:list>
      <text:p text:style-name="Standard">Compares the content of two hash files and displays the duplicate files.</text:p>
      <text:list xml:id="list185712724735048" text:continue-numbering="true" text:style-name="WWNum2">
        <text:list-item>
          <text:list>
            <text:list-item>
              <text:h text:style-name="P2" text:outline-level="2">Signature</text:h>
            </text:list-item>
          </text:list>
        </text:list-item>
      </text:list>
      <text:p text:style-name="Code">remove-duplicates &lt;json-file-left&gt; &lt;json-file-right&gt; &lt;file-remove&gt;</text:p>
      <text:p text:style-name="Standard"><text:span text:style-name="Inline_20_Code">&lt;json-file-left&gt;</text:span></text:p>
      <text:list xml:id="list185712674602551" text:continue-list="list185713792226123" text:style-name="WWNum8">
        <text:list-item>
          <text:p text:style-name="P4">Mandatory</text:p>
        </text:list-item>
        <text:list-item>
          <text:p text:style-name="P4">Possible values: path of a file on disk</text:p>
        </text:list-item>
      </text:list>
      <text:p text:style-name="Standard"><text:span text:style-name="Inline_20_Code">&lt;json-file-right&gt;</text:span></text:p>
      <text:list xml:id="list185713515205488" text:continue-list="list3157046327" text:style-name="WWNum6">
        <text:list-item>
          <text:p text:style-name="P5">Optional</text:p>
        </text:list-item>
        <text:list-item>
          <text:p text:style-name="P5">Possible values: path of a file on disk</text:p>
        </text:list-item>
        <text:list-item>
          <text:p text:style-name="P5">Default value: null</text:p>
        </text:list-item>
        <text:list-item>
          <text:p text:style-name="P5">If the hashes right file is not provided, the algorithm searches for duplicates only in the left hashes file.</text:p>
        </text:list-item>
      </text:list>
      <text:p text:style-name="Standard"><text:span text:style-name="Inline_20_Code">&lt;file-remove&gt;</text:span></text:p>
      <text:list xml:id="list185714359030010" text:continue-list="list2027577063" text:style-name="WWNum4">
        <text:list-item>
          <text:p text:style-name="P6">Optional</text:p>
        </text:list-item>
        <text:list-item>
          <text:p text:style-name="P6">Possible values: “Left” or “Right”</text:p>
        </text:list-item>
        <text:list-item>
          <text:p text:style-name="P6">Default value: “Right”</text:p>
        </text:list-item>
        <text:list-item>
          <text:p text:style-name="P6">Specifies the part from where to remove the found duplicate fi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Lohit Devanagari1" svg:font-family="'Lohit Devanagari'"/>
    <style:font-face style:name="Courier New1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azanami Gothic" svg:font-family="'Sazanami Gothi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azanami Gothic" style:font-family-asian="'Sazanami Gothi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76cm" fo:margin-right="0cm" fo:margin-top="0.423cm" fo:margin-bottom="0.423cm" loext:contextual-spacing="false" fo:keep-together="always" fo:orphans="0" fo:widows="0" fo:text-indent="-0.76cm" style:auto-text-indent="false" style:page-number="auto" fo:break-before="page" fo:padding-left="0cm" fo:padding-right="0cm" fo:padding-top="0cm" fo:padding-bottom="0.035cm" fo:border-left="none" fo:border-right="none" fo:border-top="none" fo:border-bottom="0.51pt solid #000000" fo:keep-with-next="always">
        <style:tab-stops/>
      </style:paragraph-properties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212cm" fo:margin-bottom="0.212cm" loext:contextual-spacing="false" fo:keep-together="always" fo:text-indent="-1.02cm" style:auto-text-indent="false" fo:keep-with-next="always"/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Code" style:family="paragraph" style:default-outline-level="">
      <loext:graphic-properties draw:fill="solid" draw:fill-color="#d9d9d9"/>
      <style:paragraph-properties fo:margin-top="0.423cm" fo:margin-bottom="0.423cm" loext:contextual-spacing="true" fo:line-height="108%" fo:text-align="start" style:justify-single-word="false" fo:orphans="2" fo:widows="2" fo:background-color="#d9d9d9" fo:padding="0.141cm" fo:border="0.51pt dashed #808080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Courier New" fo:font-family="'Courier New'" style:font-family-generic="roman" style:font-pitch="variable" fo:font-size="9pt" fo:language="ro" fo:country="RO" style:font-size-asian="9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u Iuga</meta:initial-creator>
    <meta:editing-cycles>21</meta:editing-cycles>
    <meta:creation-date>2018-11-06T08:04:00</meta:creation-date>
    <dc:date>2019-05-04T18:57:12.379108180</dc:date>
    <meta:editing-duration>PT2H48M33S</meta:editing-duration>
    <meta:generator>LibreOffice/6.2.2.2$Linux_X86_64 LibreOffice_project/20$Build-2</meta:generator>
    <meta:document-statistic meta:table-count="0" meta:image-count="0" meta:object-count="0" meta:page-count="8" meta:paragraph-count="102" meta:word-count="496" meta:character-count="3227" meta:non-whitespace-character-count="28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